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text-indent="0cm" style:auto-text-indent="false"/>
    </style:style>
    <style:style style:name="P2" style:family="paragraph" style:parent-style-name="Standard">
      <style:paragraph-properties fo:margin-left="1.249cm" fo:margin-right="0cm" fo:text-indent="0cm" style:auto-text-indent="fals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3"/>
    <style:style style:name="P7" style:family="paragraph" style:parent-style-name="List_20_Paragraph" style:list-style-name="WWNum7"/>
    <style:style style:name="T1" style:family="text">
      <style:text-properties fo:color="#ff0000"/>
    </style:style>
    <style:style style:name="T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38918741302679379" text:style-name="Outline">
        <text:list-item>
          <text:h text:style-name="P3" text:outline-level="1">Progetto di Internet of things</text:h>
        </text:list-item>
      </text:list>
      <text:list xml:id="list1224736555183093208" text:style-name="WWNum1">
        <text:list-item>
          <text:p text:style-name="P4">Obiettivi</text:p>
          <text:list>
            <text:list-item>
              <text:p text:style-name="P4">Smart Street Light</text:p>
            </text:list-item>
            <text:list-item>
              <text:p text:style-name="P4">Cos’è </text:p>
            </text:list-item>
            <text:list-item>
              <text:p text:style-name="P4">Qual è il suo obiettivo</text:p>
            </text:list-item>
          </text:list>
        </text:list-item>
        <text:list-item>
          <text:p text:style-name="P4">Contributi</text:p>
          <text:list>
            <text:list-item>
              <text:p text:style-name="P4">Breve paragrafo sui contributi dati dai singoli componenti del gruppo</text:p>
            </text:list-item>
          </text:list>
        </text:list-item>
        <text:list-item>
          <text:p text:style-name="P4">Realizzazione pratica</text:p>
          <text:list>
            <text:list-item>
              <text:p text:style-name="P4">Materiali utilizzati</text:p>
            </text:list-item>
            <text:list-item>
              <text:p text:style-name="P4">Sistema fisico, come vengono collegati i vari elementi</text:p>
            </text:list-item>
            <text:list-item>
              <text:p text:style-name="P4">Spiegazione codice parte automatica</text:p>
            </text:list-item>
            <text:list-item>
              <text:p text:style-name="P4">Sistema web </text:p>
            </text:list-item>
            <text:list-item>
              <text:p text:style-name="P4">Spiegazione codice parte web</text:p>
            </text:list-item>
            <text:list-item>
              <text:p text:style-name="P4">Sicurezza e gestione degli errori</text:p>
            </text:list-item>
          </text:list>
        </text:list-item>
      </text:list>
      <text:list xml:id="list32640579" text:continue-list="list2738918741302679379" text:style-name="Outline">
        <text:list-item>
          <text:h text:style-name="Heading_20_1" text:outline-level="1">Smart Street Lights</text:h>
          <text:list>
            <text:list-item>
              <text:h text:style-name="Heading_20_2" text:outline-level="2">Introduzione</text:h>
            </text:list-item>
          </text:list>
        </text:list-item>
      </text:list>
      <text:p text:style-name="Standard">Il progetto si basa sulla realizzazione di un sistema IoT il cui scopo è la gestione automatica di lampioni stradali che si accendono e si spengono in risposta a determinati eventi.</text:p>
      <text:p text:style-name="Standard">Il funzionamento del sistema riguarda due modalità, quella automatica che gestisce il modo autonomo i lampioni, ovvero accende e spegne quest’ultimi in base alla luce esterna rilevata. Inoltre regola l’intensità della luce, quando accesa, che aumenta al passaggio di veicoli o pedoni in prossimità dei lampioni grazie all’attivazione dei sensori a infrarossi. L’altra modalità è quella manuale che sfrutta una pagina web dove un addetto può pilotare i vari lampioni in tre modalità: <text:s/>automatica, accesa alla luminosità massima oppure spenta.</text:p>
      <text:list xml:id="list32639180" text:continue-numbering="true" text:style-name="Outline">
        <text:list-item>
          <text:list>
            <text:list-item>
              <text:h text:style-name="Heading_20_2" text:outline-level="2">Obiettivi e contributi del gruppo</text:h>
            </text:list-item>
          </text:list>
        </text:list-item>
      </text:list>
      <text:p text:style-name="Standard">L’obiettivo principale di questo sistema è il risparmio energetico, in quanto riduce i consumi nelle ore in cui le strade sono meno trafficate, mantenendo sempre una buona visibilità sulla strada. Inoltre le luci possono essere comandate singolarmente e quindi è possibile aumentare la loro intensità in caso di necessità, ad esempio per lavori in corso, attraversamenti pedonali, emergenze ecc.</text:p>
      <text:p text:style-name="Standard">Il progetto è stato eseguito da Leonardo Scandino e Marco Tateo per lo più in collaborazione, ma concentrandosi alle volte singolarmente su vari aspetti del progetto, ovvero il primo sulla parte automatica del sistema e le sue parti fisiche (raspberry, sensori ecc.), e il secondo sulla parte web e la comunicazione tra quest’ultima e la parte fisica.</text:p>
      <text:list xml:id="list32634066" text:continue-numbering="true" text:style-name="Outline">
        <text:list-item>
          <text:list>
            <text:list-item>
              <text:h text:style-name="Heading_20_2" text:outline-level="2"><office:annotation office:name="__Annotation__106_898575431"><dc:creator>Leonardo Scandino</dc:creator><dc:date>2021-11-29T16:19:00.03</dc:date><textooo:sender-initials>LS</textooo:sender-initials><text:p>Qua potremmo mettere delle foto delle varie cose</text:p></office:annotation>Materiali e strumenti utilizzati<office:annotation-end office:name="__Annotation__106_898575431"/></text:h>
            </text:list-item>
          </text:list>
        </text:list-item>
      </text:list>
      <text:list xml:id="list3305668388710979931" text:style-name="WWNum2">
        <text:list-item>
          <text:p text:style-name="P5">Raspberry pi 4</text:p>
        </text:list-item>
        <text:list-item>
          <text:p text:style-name="P5">Sensori</text:p>
          <text:list>
            <text:list-item>
              <text:p text:style-name="P5"><text:soft-page-break/>Due sensori a infrarossi </text:p>
            </text:list-item>
            <text:list-item>
              <text:p text:style-name="P5">Fotoresistenza</text:p>
            </text:list-item>
          </text:list>
        </text:list-item>
        <text:list-item>
          <text:p text:style-name="P5">Due luci dimmerabili a 12v</text:p>
        </text:list-item>
        <text:list-item>
          <text:p text:style-name="P5">Trasformatore da 230v a 12v</text:p>
        </text:list-item>
        <text:list-item>
          <text:p text:style-name="P5">Breadboard, jumper e condensatore</text:p>
        </text:list-item>
        <text:list-item>
          <text:p text:style-name="P5">Due moduli mosfet per comandare le luci</text:p>
        </text:list-item>
        <text:list-item>
          <text:p text:style-name="P5"><office:annotation office:name="__Annotation__132_898575431"><dc:creator>Leonardo Scandino</dc:creator><dc:date>2021-11-29T16:17:00.03</dc:date><textooo:sender-initials>LS</textooo:sender-initials><text:p>Ha senso metterlo qua???</text:p></office:annotation>Flask<office:annotation-end office:name="__Annotation__132_898575431"/></text:p>
        </text:list-item>
      </text:list>
      <text:list xml:id="list32627857" text:continue-list="list32634066" text:style-name="Outline">
        <text:list-item>
          <text:list>
            <text:list-item>
              <text:list>
                <text:list-item>
                  <text:h text:style-name="Heading_20_3" text:outline-level="3">Collegamenti dei componenti</text:h>
                </text:list-item>
              </text:list>
            </text:list-item>
          </text:list>
        </text:list-item>
      </text:list>
      <text:p text:style-name="Standard">Il cuore del sistema è un raspberry pi 4 utilizzato per gestire tutti gli elementi del progetto, alle varie GPIO disponibili sono collegati tutti i sensori e tutte le luci.</text:p>
      <text:p text:style-name="Standard">I sensori a infrarossi presentano tre pin ovvero, alimentazione (collegata alla GPIO 3.3v ), neutro(collegato al GND) e il segnale collegati rispettivamente alle due GPIO 22 e 23.</text:p>
      <text:p text:style-name="Standard">La fotoresistenza invece ha bisogno di un condensatore da <text:span text:style-name="T1"><office:annotation office:name="__Annotation__151_898575431"><dc:creator>Leonardo Scandino</dc:creator><dc:date>2021-11-29T16:16:00.03</dc:date><textooo:sender-initials>LS</textooo:sender-initials><text:p>Inserire la dimensione del condensatore</text:p></office:annotation></text:span><text:span text:style-name="T1">inserire condensatore </text:span><office:annotation-end office:name="__Annotation__151_898575431"/>per calcolare il livello di luce e come per i precedenti ha bisogno di alimentazione e GND, il segnale passa per la GPIO 4.</text:p>
      <text:p text:style-name="Standard">La parte più complicata dei collegamenti sono le luci. Le nostre luci devono essere alimentate a 12v quindi abbiamo bisogno di un trasformatore e di un modulo mosfet per riuscire a comandarle a nostro piacimento. Le due luci sono collegate ai due canali pwm presenti su Raspberry ovvero GPIO 13 e 18.</text:p>
      <text:p text:style-name="Standard">Per semplicità tutto quanto è stato collegato ad una breadboard tramite dei jumper.</text:p>
      <text:list xml:id="list32646613" text:continue-numbering="true" text:style-name="Outline">
        <text:list-item>
          <text:list>
            <text:list-item>
              <text:h text:style-name="Heading_20_2" text:outline-level="2">Parte web</text:h>
            </text:list-item>
          </text:list>
        </text:list-item>
      </text:list>
      <text:p text:style-name="Standard">In questa fase, per sviluppare la nostra applicazione Python si è fatto uso di un Web framework Open Source di nome flask, tramite le sue librerie Flask, render_templates e request.</text:p>
      <text:p text:style-name="Standard">L’implementazione di questo framwork consiste in poche righe di codice, ma che permettono di riuscire a controllare le luci a piacimento attraverso le richieste provenienti dalla pagina Web.</text:p>
      <text:p text:style-name="Standard">Flask riesce ad accedere ai vari templates e file attraverso il comando <text:span text:style-name="T4">app= Flask(__name__)</text:span>, dove <text:span text:style-name="T4">name</text:span><text:span text:style-name="T5"> </text:span>si riferisce al modulo python dove l’istanza <text:span text:style-name="T4">app</text:span> è stata chiamata.</text:p>
      <text:p text:style-name="Standard"><text:span text:style-name="T1">Abbiamo posto </text:span><text:span text:style-name="T2">App.route(‘ ’) </text:span><text:span text:style-name="T1">al di sopra di alcune funzioni, il quale permette di eseguirle in base al percorso URL selezionato. Inserendo degli specifici parametri è possibile quindi eseguire delle specifiche funzioni di codice: come ad esempio </text:span><text:span text:style-name="T2">(‘/’)</text:span><text:span text:style-name="T1"> permette di eseguire la funzione </text:span><text:span text:style-name="T2">main()</text:span><text:span text:style-name="T1"> all’apertura della pagina Web, caricando così nel template di main.html il dizionario delle luci; oppure </text:span><text:span text:style-name="T2">(‘/light’, methods = [‘POST’])</text:span><text:span text:style-name="T1"> , dove, quando l’addetto al sito seleziona le varie modalità dei lampioni (quindi: automatica, acceso o spento) tramite i pulsanti predisposti, verrà eseguita la funzione </text:span><text:span text:style-name="T2">click(), </text:span><text:span text:style-name="T1">la quale attiverà la modalità desiderata sulle specifiche luci.</text:span></text:p>
      <text:list xml:id="list32636093" text:continue-numbering="true" text:style-name="Outline">
        <text:list-item>
          <text:list>
            <text:list-item>
              <text:h text:style-name="Heading_20_2" text:outline-level="2"><office:annotation office:name="__Annotation__170_898575431"><dc:creator>Leonardo Scandino</dc:creator><dc:date>2021-11-29T16:52:00.04</dc:date><textooo:sender-initials>LS</textooo:sender-initials><text:p>Prova a vedere se va bene, l’ho buttato giu a caso quindi se vuoi puoi modificare</text:p></office:annotation>Sviluppo del codice<office:annotation-end office:name="__Annotation__170_898575431"/></text:h>
            </text:list-item>
          </text:list>
        </text:list-item>
      </text:list>
      <text:p text:style-name="Standard">Il codice è suddiviso in due file ovvero mainApp.py che è il nostro codice principale scritto in python e il main.html che è il codice html per la parte web.</text:p>
      <text:p text:style-name="Standard">In mainApp.py vengono importate le librerie che serviranno nel corso del progetto ovvero RPi.GPIO, time, multiprocessing e Flask.</text:p>
      <text:p text:style-name="Standard"><text:soft-page-break/>Per fare interagire la parte web e la parte automatica viene utilizzato un dizionario denominato lights dove inseriamo le informazioni più importanti ovvero: <text:s/>i pin delle luci, il pulsante selezionato nella pagina web, il pin del sensore a infrarossi, il pwm di riferimento e il processo.</text:p>
      <text:p text:style-name="Standard">A questo punto vengono settati tutti i sensori e tutte le luci tramite dei cicli e salvati nel dizionario.</text:p>
      <text:p text:style-name="Standard">Il funzionamento della parte automatica è essenzialmente sviluppata in due definizioni principale, ovvero dimmerLuce e valueFoto. La prima si occupa di leggere valueFoto e se il valore è alto accende le luci al 40%, dal momento che le luci sono accese e un veicolo passa in prossimità di un sensore a infrasrossi la luce di riferimento si accenderà per due secondi al 100% per poi tornare al 40%. La seconda si occupa di leggere la fotoresistenza e ricavarne il valore.</text:p>
      <text:p text:style-name="Standard">In seguito c’è la parte di codice che si interfaccia anche alla parte web descritta in precedenza. </text:p>
      <text:p text:style-name="Standard">Come prima cosa viene passato il dizionario iniziale alla nostra pagina web che farà visualizzare lo stato iniziale, a questo punto viene inserita una definizione click che cambia lo stato del nostro dizionario e lo aggiorna.</text:p>
      <text:p text:style-name="Standard">Se si clicca su Auto viene modificato il pulsante in AUTO, viene spenta qualsiasi luce, in quanto nella modalità automatica se è giorno la luce non deve essere accesa, e infine attiva il processo che sfrutta dimmerLuce e valueFoto (inserendo nel dizionario che la luce di riferimento ha quel processo in esecuzione).</text:p>
      <text:p text:style-name="Standard">Se si clicca su OFF viene modificato il pulsante in OFF, il codice verifica se il processo è vivo e in caso affermativo lo termina. Il funzionamento di ON è lo stesso solo che accende la luce al 100%</text:p>
      <text:p text:style-name="Standard">Ad ogni click il dizionario viene aggiornato.</text:p>
      <text:p text:style-name="Standard">Nella parte html si costruisce la pagina web e grazie al dizionario sempre aggiornato tramite delle condizione modifichiamo i pulsanti e i colori in modo da visualizzare sullo schermo lo stato di ogni luce in quel momento.</text:p>
      <text:list xml:id="list32637798" text:continue-numbering="true" text:style-name="Outline">
        <text:list-item>
          <text:list>
            <text:list-item>
              <text:h text:style-name="Heading_20_2" text:outline-level="2"><office:annotation office:name="__Annotation__194_898575431"><dc:creator>Leonardo Scandino</dc:creator><dc:date>2021-11-29T16:21:00.04</dc:date><textooo:sender-initials>LS</textooo:sender-initials><text:p>Qua scriviamo le idee non so se è da chiedere al prof se va bene</text:p></office:annotation>Sicurezza<office:annotation-end office:name="__Annotation__194_898575431"/></text:h>
            </text:list-item>
          </text:list>
        </text:list-item>
      </text:list>
      <text:list xml:id="list1136230745242658418" text:style-name="WWNum7">
        <text:list-item>
          <text:p text:style-name="P7">Idee per rendere più sicuro il codice</text:p>
        </text:list-item>
      </text:list>
      <text:p text:style-name="Standard"/>
      <text:p text:style-name="Standard"/>
      <text:p text:style-name="P1"/>
      <text:p text:style-name="P1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 Light" fo:font-size="12pt" style:font-size-asian="12pt" style:font-name-complex="F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olo_20_1_20_Carattere" style:display-name="Titolo 1 Carattere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Titolo_20_2_20_Carattere" style:display-name="Titolo 2 Carattere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Titolo_20_3_20_Carattere" style:display-name="Titolo 3 Carattere" style:family="text" style:parent-style-name="Default_20_Paragraph_20_Font">
      <style:text-properties fo:color="#1f3763" style:font-name="Calibri Light" fo:font-size="12pt" style:font-size-asian="12pt" style:font-name-complex="F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3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3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3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Scandino</meta:initial-creator>
    <dc:creator>Marco Tateo</dc:creator>
    <meta:editing-cycles>5</meta:editing-cycles>
    <meta:creation-date>2021-11-29T11:40:00</meta:creation-date>
    <dc:date>2021-12-01T12:40:26.86</dc:date>
    <meta:editing-duration>PT1M11S</meta:editing-duration>
    <meta:generator>OpenOffice/4.1.11$Win32 OpenOffice.org_project/4111m1$Build-9808</meta:generator>
    <meta:document-statistic meta:table-count="0" meta:image-count="0" meta:object-count="0" meta:page-count="3" meta:paragraph-count="56" meta:word-count="1090" meta:character-count="66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